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15.983cm"/>
    </style:style>
    <style:style style:name="co4" style:family="table-column">
      <style:table-column-properties fo:break-before="auto" style:column-width="11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rm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bcock International Group</text:p>
          </table:table-cell>
          <table:table-cell office:value-type="string">
            <text:p><text:s/>Awarded £15m contract by the MoD to support the design of the UK's nuclear-armed submarines.</text:p>
          </table:table-cell>
          <table:table-cell office:value-type="string">
            <text:p>33 Wigmore St, London, Greater London W1U 1QX, UK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AE Systems</text:p>
          </table:table-cell>
          <table:table-cell office:value-type="string">
            <text:p><text:s/>Riddled with corruption, BAE is the world's 3rd largest arms producer and it sells its weaponry indiscriminately around the world.</text:p>
          </table:table-cell>
          <table:table-cell table:style-name="ce1" office:value-type="string">
            <text:p>6 Carlton Gardens London, Greater London SW1Y 5AD, UK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inmeccanica UK</text:p>
          </table:table-cell>
          <table:table-cell office:value-type="string">
            <text:p><text:s/>Italian company Finmeccanica is the world's 8th largest arms company.</text:p>
          </table:table-cell>
          <table:table-cell office:value-type="string">
            <text:p>8-10 Great George St London, Greater London SW1P 3A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eneral Dynamics UK</text:p>
          </table:table-cell>
          <table:table-cell office:value-type="string">
            <text:p><text:s/>General Dynamics is the world's 4th largest anns producer. A manufacturer of military drones, it has supplied weapons to the US, Israel and Saudi Arabia.</text:p>
          </table:table-cell>
          <table:table-cell office:value-type="string">
            <text:p><text:s/>11-12 Buckingham Gate, London, Greater London SW1E 6LB, UK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ockheed Martin UK</text:p>
          </table:table-cell>
          <table:table-cell office:value-type="string">
            <text:p><text:s/>World's biggest arms producer. Produces F16 and F35 fighter aircraft, cluster bombs and nuclear weapons. Involved in surveillance and information processing for the CIA and the FBI. (Cunard House)</text:p>
          </table:table-cell>
          <table:table-cell office:value-type="string">
            <text:p>15 Regent St, London SW1Y 4LR, U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throp Grumman UK</text:p>
          </table:table-cell>
          <table:table-cell office:value-type="string">
            <text:p><text:s/>One of the world's largest defence contractors. and the largest builder of naval vessels.</text:p>
          </table:table-cell>
          <table:table-cell office:value-type="string">
            <text:p>Clareville House, 26-27 Oxendon St, London, Greater London SW1Y 4EL, UK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QinetiQ</text:p>
          </table:table-cell>
          <table:table-cell office:value-type="string">
            <text:p><text:s/>Manufactures drones and armed robots used in Afghanistan and Iraq.</text:p>
          </table:table-cell>
          <table:table-cell office:value-type="string">
            <text:p>53 Chandos Pl London, Greater London WC2N 4HS, UK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olls-Royce Group</text:p>
          </table:table-cell>
          <table:table-cell office:value-type="string">
            <text:p><text:s/>World's 18th-largest arms producer.</text:p>
          </table:table-cell>
          <table:table-cell table:style-name="ce2" office:value-type="string">
            <text:p>65 Buckingham Gate London, SW1E 6A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BDA</text:p>
          </table:table-cell>
          <table:table-cell office:value-type="string">
            <text:p><text:s/>MBDA's shareholders are BAE Systems. EADS and Finmeccanica. In 2012, the Group recorded a turnover of 3 billion Euros, and produced about 3,000 missiles.</text:p>
          </table:table-cell>
          <table:table-cell office:value-type="string">
            <text:p><text:s/>11 Strand, London, Greater London WC2N 5H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-3</text:p>
          </table:table-cell>
          <table:table-cell office:value-type="string">
            <text:p><text:s/>One of the biggest arms dealers in the world. Major developer of drones and provides intelligence and surveillance technology to the Pentagon.</text:p>
          </table:table-cell>
          <table:table-cell office:value-type="string">
            <text:p>Amadeus House 27B Floral St, London, Greater London WC2E 9DP</text:p>
          </table:table-cell>
        </table:table-row>
        <table:table-row table:style-name="ro1">
          <table:table-cell/>
          <table:table-cell office:value-type="string">
            <text:p>SAAB</text:p>
          </table:table-cell>
          <table:table-cell office:value-type="string">
            <text:p><text:s/>Produces fighter aircraft, drones, combat weapons, missile systems, torpedoes and more. (Sentinel House)</text:p>
          </table:table-cell>
          <table:table-cell office:value-type="string">
            <text:p>16 Harcourt Street, W1H 4A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ales</text:p>
          </table:table-cell>
          <table:table-cell office:value-type="string">
            <text:p><text:s/>World's 11th largest arms company. Produces radars and electronic surveillance satellites, drones and helicopter avionics, armoured vehicles. mortar systems and missiles.</text:p>
          </table:table-cell>
          <table:table-cell office:value-type="string">
            <text:p>4 Carlton Gardens. SW1Y 5A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8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7:34:44</meta:creation-date>
    <dc:date>2013-05-23T18:16:11</dc:date>
    <dc:creator>samuel </dc:creator>
    <meta:editing-duration>PT00H40M41S</meta:editing-duration>
    <meta:editing-cycles>3</meta:editing-cycles>
    <meta:generator>OpenOffice.org/3.2$Unix OpenOffice.org_project/320m19$Build-9505</meta:generator>
    <meta:document-statistic meta:table-count="3" meta:cell-count="51" meta:object-count="0"/>
  </office:meta>
</office:document-meta>
</file>